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1c02b9" officeooo:paragraph-rsid="001c02b9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1cb966" officeooo:paragraph-rsid="001cb966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1da839" officeooo:paragraph-rsid="001da83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officeooo:rsid="001c02b9" officeooo:paragraph-rsid="001c02b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cb966" officeooo:paragraph-rsid="001cb966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normal" officeooo:rsid="001cb966" officeooo:paragraph-rsid="001cb966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1cb966" officeooo:paragraph-rsid="001da839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1da839" officeooo:paragraph-rsid="001da839" style:language-asian="zxx" style:country-asian="none" style:font-weight-asian="normal" style:language-complex="zxx" style:country-complex="none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--</text:p>
      <text:p text:style-name="P4">miempresa in ns ns1</text:p>
      <text:p text:style-name="P4">ns1 in a 192.168.1.100</text:p>
      <text:p text:style-name="P2">ping4</text:p>
      <text:p text:style-name="P4">www in a 192.168.1.10</text:p>
      <text:p text:style-name="P2">ping6</text:p>
      <text:p text:style-name="P4">www in aaaa 2001::7334</text:p>
      <text:p text:style-name="P4"/>
      <text:p text:style-name="P2">mail</text:p>
      <text:p text:style-name="P5">miempresa.com in ns1</text:p>
      <text:p text:style-name="P5">ns1 in a blabla</text:p>
      <text:p text:style-name="P5">miempresa.com in mx10 mail.miempresa.com</text:p>
      <text:p text:style-name="P5">mail.miempresa.com in a blabla</text:p>
      <text:p text:style-name="P5"/>
      <text:p text:style-name="P2">dig ns miempresa.com</text:p>
      <text:p text:style-name="P5">miempresa.com in ns ns1</text:p>
      <text:p text:style-name="P5"/>
      <text:p text:style-name="P2">ping blog.miempresa.com</text:p>
      <text:p text:style-name="P6">miempresa.com in ns ns1</text:p>
      <text:p text:style-name="P6">ns1 in a 192.168.1.100</text:p>
      <text:p text:style-name="P6">blog in cname <text:a xlink:type="simple" xlink:href="http://www.miempresa.com/" text:style-name="Internet_20_link" text:visited-style-name="Visited_20_Internet_20_Link">www.miempresa.com</text:a></text:p>
      <text:p text:style-name="P6">www in a 192.168.1.10</text:p>
      <text:p text:style-name="P6"/>
      <text:p text:style-name="P3">dig cname</text:p>
      <text:p text:style-name="P7">miempresa.com in ns ns1</text:p>
      <text:p text:style-name="P7">ns1 in a 192.168.1.100</text:p>
      <text:p text:style-name="P7">blog in cname <text:a xlink:type="simple" xlink:href="http://www.miempresa.com/" text:style-name="Internet_20_link" text:visited-style-name="Visited_20_Internet_20_Link">www.miempresa.com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8:26:26.967100669</meta:creation-date>
    <dc:date>2023-10-25T08:50:19.152873509</dc:date>
    <meta:editing-duration>PT13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74" meta:character-count="455" meta:non-whitespace-character-count="404"/>
  </office:meta>
</office:document-meta>
</file>